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able-cell-properties fo:background-color="#ffff00"/>
    </style:style>
    <style:style style:name="ce6" style:family="table-cell" style:parent-style-name="Default" style:data-style-name="N11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04.46pt" svg:y="0pt">
            <draw:object draw:notify-on-update-of-ranges="Sheet1.A2:Sheet1.A15 Sheet1.B2:Sheet1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94.06pt" svg:y="290.47pt">
            <draw:object draw:notify-on-update-of-ranges="Sheet1.A23:Sheet1.A31 Sheet1.B23:Sheet1.B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97.97pt" svg:y="565.29pt">
            <draw:object draw:notify-on-update-of-ranges="Sheet1.A45:Sheet1.A60 Sheet1.B45:Sheet1.B6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cut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654792" calcext:value-type="float">
            <text:p>1.654792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A2]+50" office:value-type="float" office:value="250" calcext:value-type="float">
            <text:p>250</text:p>
          </table:table-cell>
          <table:table-cell office:value-type="float" office:value="-9.53946" calcext:value-type="float">
            <text:p>-9.53946</text:p>
          </table:table-cell>
          <table:table-cell table:formula="of:=ABS(([.B3]-[.B2])/[.B3])" office:value-type="percentage" office:value="1.17346809987148" calcext:value-type="percentage">
            <text:p>117.35%</text:p>
          </table:table-cell>
          <table:table-cell table:number-columns-repeated="2"/>
        </table:table-row>
        <table:table-row table:style-name="ro1">
          <table:table-cell table:formula="of:=[.A3]+50" office:value-type="float" office:value="300" calcext:value-type="float">
            <text:p>300</text:p>
          </table:table-cell>
          <table:table-cell office:value-type="float" office:value="-16.162027" calcext:value-type="float">
            <text:p>-16.162027</text:p>
          </table:table-cell>
          <table:table-cell table:formula="of:=ABS(([.B4]-[.B3])/[.B4])" office:value-type="percentage" office:value="0.409760916746396" calcext:value-type="percentage">
            <text:p>40.98%</text:p>
          </table:table-cell>
          <table:table-cell table:number-columns-repeated="2"/>
        </table:table-row>
        <table:table-row table:style-name="ro1">
          <table:table-cell table:formula="of:=[.A4]+50" office:value-type="float" office:value="350" calcext:value-type="float">
            <text:p>350</text:p>
          </table:table-cell>
          <table:table-cell office:value-type="float" office:value="-19.675799" calcext:value-type="float">
            <text:p>-19.675799</text:p>
          </table:table-cell>
          <table:table-cell table:formula="of:=ABS(([.B5]-[.B4])/[.B5])" office:value-type="percentage" office:value="0.178583446598535" calcext:value-type="percentage">
            <text:p>17.86%</text:p>
          </table:table-cell>
          <table:table-cell table:number-columns-repeated="2"/>
        </table:table-row>
        <table:table-row table:style-name="ro1">
          <table:table-cell table:formula="of:=[.A5]+50" office:value-type="float" office:value="400" calcext:value-type="float">
            <text:p>400</text:p>
          </table:table-cell>
          <table:table-cell office:value-type="float" office:value="-21.50577" calcext:value-type="float">
            <text:p>-21.50577</text:p>
          </table:table-cell>
          <table:table-cell table:formula="of:=ABS(([.B6]-[.B5])/[.B6])" office:value-type="percentage" office:value="0.0850920938892212" calcext:value-type="percentage">
            <text:p>8.51%</text:p>
          </table:table-cell>
          <table:table-cell table:number-columns-repeated="2"/>
        </table:table-row>
        <table:table-row table:style-name="ro1">
          <table:table-cell table:formula="of:=[.A6]+50" office:value-type="float" office:value="450" calcext:value-type="float">
            <text:p>450</text:p>
          </table:table-cell>
          <table:table-cell office:value-type="float" office:value="-22.45973" calcext:value-type="float">
            <text:p>-22.45973</text:p>
          </table:table-cell>
          <table:table-cell table:formula="of:=ABS(([.B7]-[.B6])/[.B7])" office:value-type="percentage" office:value="0.0424742416761022" calcext:value-type="percentage">
            <text:p>4.25%</text:p>
          </table:table-cell>
          <table:table-cell table:number-columns-repeated="2"/>
        </table:table-row>
        <table:table-row table:style-name="ro1">
          <table:table-cell table:formula="of:=[.A7]+50" office:value-type="float" office:value="500" calcext:value-type="float">
            <text:p>500</text:p>
          </table:table-cell>
          <table:table-cell office:value-type="float" office:value="-22.935786" calcext:value-type="float">
            <text:p>-22.935786</text:p>
          </table:table-cell>
          <table:table-cell table:formula="of:=ABS(([.B8]-[.B7])/[.B8])" office:value-type="percentage" office:value="0.0207560360041727" calcext:value-type="percentage">
            <text:p>2.08%</text:p>
          </table:table-cell>
          <table:table-cell table:number-columns-repeated="2"/>
        </table:table-row>
        <table:table-row table:style-name="ro1">
          <table:table-cell table:formula="of:=[.A8]+50" office:value-type="float" office:value="550" calcext:value-type="float">
            <text:p>550</text:p>
          </table:table-cell>
          <table:table-cell office:value-type="float" office:value="-23.168366" calcext:value-type="float">
            <text:p>-23.168366</text:p>
          </table:table-cell>
          <table:table-cell table:formula="of:=ABS(([.B9]-[.B8])/[.B9])" office:value-type="percentage" office:value="0.0100386880973824" calcext:value-type="percentage">
            <text:p>1.00%</text:p>
          </table:table-cell>
          <table:table-cell table:number-columns-repeated="2"/>
        </table:table-row>
        <table:table-row table:style-name="ro1">
          <table:table-cell table:formula="of:=[.A9]+50" office:value-type="float" office:value="600" calcext:value-type="float">
            <text:p>600</text:p>
          </table:table-cell>
          <table:table-cell office:value-type="float" office:value="-23.27563" calcext:value-type="float">
            <text:p>-23.27563</text:p>
          </table:table-cell>
          <table:table-cell table:formula="of:=ABS(([.B10]-[.B9])/[.B10])" office:value-type="percentage" office:value="0.00460842520696543" calcext:value-type="percentage">
            <text:p>0.46%</text:p>
          </table:table-cell>
          <table:table-cell table:number-columns-repeated="2"/>
        </table:table-row>
        <table:table-row table:style-name="ro1">
          <table:table-cell table:formula="of:=[.A10]+50" office:value-type="float" office:value="650" calcext:value-type="float">
            <text:p>650</text:p>
          </table:table-cell>
          <table:table-cell office:value-type="float" office:value="-23.325601" calcext:value-type="float">
            <text:p>-23.325601</text:p>
          </table:table-cell>
          <table:table-cell table:formula="of:=ABS(([.B11]-[.B10])/[.B11])" office:value-type="percentage" office:value="0.00214232422135658" calcext:value-type="percentage">
            <text:p>0.21%</text:p>
          </table:table-cell>
          <table:table-cell table:number-columns-repeated="2"/>
        </table:table-row>
        <table:table-row table:style-name="ro1">
          <table:table-cell table:formula="of:=[.A11]+50" office:value-type="float" office:value="700" calcext:value-type="float">
            <text:p>700</text:p>
          </table:table-cell>
          <table:table-cell office:value-type="float" office:value="-23.349545" calcext:value-type="float">
            <text:p>-23.349545</text:p>
          </table:table-cell>
          <table:table-cell table:formula="of:=ABS(([.B12]-[.B11])/[.B12])" office:value-type="percentage" office:value="0.00102545895433938" calcext:value-type="percentage">
            <text:p>0.10%</text:p>
          </table:table-cell>
          <table:table-cell table:number-columns-repeated="2"/>
        </table:table-row>
        <table:table-row table:style-name="ro1">
          <table:table-cell table:style-name="ce1" table:formula="of:=[.A12]+50" office:value-type="float" office:value="750" calcext:value-type="float">
            <text:p>750</text:p>
          </table:table-cell>
          <table:table-cell table:style-name="ce1" office:value-type="float" office:value="-23.361155" calcext:value-type="float">
            <text:p>-23.361155</text:p>
          </table:table-cell>
          <table:table-cell table:style-name="ce5" table:formula="of:=ABS(([.B13]-[.B12])/[.B13])" office:value-type="percentage" office:value="0.000496978852287098" calcext:value-type="percentage">
            <text:p>0.05%</text:p>
          </table:table-cell>
          <table:table-cell table:number-columns-repeated="2"/>
        </table:table-row>
        <table:table-row table:style-name="ro1">
          <table:table-cell table:formula="of:=[.A13]+50" office:value-type="float" office:value="800" calcext:value-type="float">
            <text:p>800</text:p>
          </table:table-cell>
          <table:table-cell office:value-type="float" office:value="-23.367248" calcext:value-type="float">
            <text:p>-23.367248</text:p>
          </table:table-cell>
          <table:table-cell table:formula="of:=ABS(([.B14]-[.B13])/[.B14])" office:value-type="percentage" office:value="0.000260749575645361" calcext:value-type="percentage">
            <text:p>0.03%</text:p>
          </table:table-cell>
          <table:table-cell table:number-columns-repeated="2"/>
        </table:table-row>
        <table:table-row table:style-name="ro1">
          <table:table-cell table:formula="of:=[.A14]+50" office:value-type="float" office:value="850" calcext:value-type="float">
            <text:p>850</text:p>
          </table:table-cell>
          <table:table-cell office:value-type="float" office:value="-23.371017" calcext:value-type="float">
            <text:p>-23.371017</text:p>
          </table:table-cell>
          <table:table-cell table:formula="of:=ABS(([.B15]-[.B14])/[.B15])" office:value-type="percentage" office:value="0.00016126812110908" calcext:value-type="percentage">
            <text:p>0.02%</text:p>
          </table:table-cell>
          <table:table-cell table:number-columns-repeated="2"/>
        </table:table-row>
        <table:table-row table:style-name="ro1">
          <table:table-cell table:formula="of:=[.A15]+50" office:value-type="float" office:value="900" calcext:value-type="float">
            <text:p>900</text:p>
          </table:table-cell>
          <table:table-cell office:value-type="float" office:value="-23.373592" calcext:value-type="float">
            <text:p>-23.373592</text:p>
          </table:table-cell>
          <table:table-cell table:formula="of:=ABS(([.B16]-[.B15])/[.B16])" office:value-type="percentage" office:value="0.000110167063752983" calcext:value-type="percentage">
            <text:p>0.01%</text:p>
          </table:table-cell>
          <table:table-cell table:number-columns-repeated="2"/>
        </table:table-row>
        <table:table-row table:style-name="ro1">
          <table:table-cell table:formula="of:=[.A16]+50" office:value-type="float" office:value="950" calcext:value-type="float">
            <text:p>950</text:p>
          </table:table-cell>
          <table:table-cell office:value-type="float" office:value="-23.375473" calcext:value-type="float">
            <text:p>-23.375473</text:p>
          </table:table-cell>
          <table:table-cell table:formula="of:=ABS(([.B17]-[.B16])/[.B17])" office:value-type="percentage" office:value="0.0000804689599222617" calcext:value-type="percentage">
            <text:p>0.01%</text:p>
          </table:table-cell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1.96714" calcext:value-type="float">
            <text:p>-21.96714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office:value-type="float" office:value="-23.029575" calcext:value-type="float">
            <text:p>-23.029575</text:p>
          </table:table-cell>
          <table:table-cell table:formula="of:=ABS(([.B24]-[.B23])/[.B24])" office:value-type="percentage" office:value="0.046133504417689" calcext:value-type="percentage">
            <text:p>4.61%</text:p>
          </table:table-cell>
          <table:table-cell table:number-columns-repeated="2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office:value-type="float" office:value="-23.427612" calcext:value-type="float">
            <text:p>-23.427612</text:p>
          </table:table-cell>
          <table:table-cell table:formula="of:=ABS(([.B25]-[.B24])/[.B25])" office:value-type="percentage" office:value="0.0169900799108334" calcext:value-type="percentage">
            <text:p>1.70%</text:p>
          </table:table-cell>
          <table:table-cell table:number-columns-repeated="2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office:value-type="float" office:value="-23.428497" calcext:value-type="float">
            <text:p>-23.428497</text:p>
          </table:table-cell>
          <table:table-cell table:formula="of:=ABS(([.B26]-[.B25])/[.B26])" office:value-type="percentage" office:value="0.0000377745102470827" calcext:value-type="percentage">
            <text:p>0.00%</text:p>
          </table:table-cell>
          <table:table-cell table:number-columns-repeated="2"/>
        </table:table-row>
        <table:table-row table:style-name="ro1">
          <table:table-cell table:style-name="ce2" table:formula="of:=[.A26]+1" office:value-type="float" office:value="6" calcext:value-type="float">
            <text:p>6</text:p>
          </table:table-cell>
          <table:table-cell table:style-name="ce2" office:value-type="float" office:value="-23.361155" calcext:value-type="float">
            <text:p>-23.361155</text:p>
          </table:table-cell>
          <table:table-cell table:style-name="ce6" table:formula="of:=ABS(([.B27]-[.B26])/[.B27])" office:value-type="percentage" office:value="0.0028826485676757" calcext:value-type="percentage">
            <text:p>0.29%</text:p>
          </table:table-cell>
          <table:table-cell table:number-columns-repeated="2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office:value-type="float" office:value="-23.403787" calcext:value-type="float">
            <text:p>-23.403787</text:p>
          </table:table-cell>
          <table:table-cell table:formula="of:=ABS(([.B28]-[.B27])/[.B28])" office:value-type="percentage" office:value="0.00182158554083581" calcext:value-type="percentage">
            <text:p>0.18%</text:p>
          </table:table-cell>
          <table:table-cell table:number-columns-repeated="2"/>
        </table:table-row>
        <table:table-row table:style-name="ro1">
          <table:table-cell table:style-name="ce1" table:formula="of:=[.A28]+1" office:value-type="float" office:value="8" calcext:value-type="float">
            <text:p>8</text:p>
          </table:table-cell>
          <table:table-cell table:style-name="ce1" office:value-type="float" office:value="-23.383096" calcext:value-type="float">
            <text:p>-23.383096</text:p>
          </table:table-cell>
          <table:table-cell table:style-name="ce5" table:formula="of:=ABS(([.B29]-[.B28])/[.B29])" office:value-type="percentage" office:value="0.000884869993263634" calcext:value-type="percentage">
            <text:p>0.09%</text:p>
          </table:table-cell>
          <table:table-cell table:number-columns-repeated="2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office:value-type="float" office:value="-23.36048" calcext:value-type="float">
            <text:p>-23.36048</text:p>
          </table:table-cell>
          <table:table-cell table:formula="of:=ABS(([.B30]-[.B29])/[.B30])" office:value-type="percentage" office:value="0.000968130791833015" calcext:value-type="percentage">
            <text:p>0.10%</text:p>
          </table:table-cell>
          <table:table-cell table:number-columns-repeated="2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office:value-type="float" office:value="-23.36424" calcext:value-type="float">
            <text:p>-23.36424</text:p>
          </table:table-cell>
          <table:table-cell table:formula="of:=ABS(([.B31]-[.B30])/[.B31])" office:value-type="percentage" office:value="0.000160929694267811" calcext:value-type="percentage">
            <text:p>0.02%</text:p>
          </table:table-cell>
          <table:table-cell table:number-columns-repeated="2"/>
        </table:table-row>
        <table:table-row table:style-name="ro1" table:number-rows-repeated="12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acuum length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3.398094" calcext:value-type="float">
            <text:p>-23.398094</text:p>
          </table:table-cell>
          <table:table-cell table:number-columns-repeated="3"/>
        </table:table-row>
        <table:table-row table:style-name="ro1">
          <table:table-cell table:formula="of:=[.A45]+1" office:value-type="float" office:value="6" calcext:value-type="float">
            <text:p>6</text:p>
          </table:table-cell>
          <table:table-cell office:value-type="float" office:value="-23.38108" calcext:value-type="float">
            <text:p>-23.38108</text:p>
          </table:table-cell>
          <table:table-cell table:formula="of:=ABS(([.B46]-[.B45])/[.B46])" office:value-type="percentage" office:value="0.000727682382507551" calcext:value-type="percentage">
            <text:p>0.07%</text:p>
          </table:table-cell>
          <table:table-cell table:number-columns-repeated="2"/>
        </table:table-row>
        <table:table-row table:style-name="ro1">
          <table:table-cell table:formula="of:=[.A46]+1" office:value-type="float" office:value="7" calcext:value-type="float">
            <text:p>7</text:p>
          </table:table-cell>
          <table:table-cell office:value-type="float" office:value="-23.372583" calcext:value-type="float">
            <text:p>-23.372583</text:p>
          </table:table-cell>
          <table:table-cell table:formula="of:=ABS(([.B47]-[.B46])/[.B47])" office:value-type="percentage" office:value="0.000363545612395599" calcext:value-type="percentage">
            <text:p>0.04%</text:p>
          </table:table-cell>
          <table:table-cell table:number-columns-repeated="2"/>
        </table:table-row>
        <table:table-row table:style-name="ro1">
          <table:table-cell table:formula="of:=[.A47]+1" office:value-type="float" office:value="8" calcext:value-type="float">
            <text:p>8</text:p>
          </table:table-cell>
          <table:table-cell office:value-type="float" office:value="-23.367363" calcext:value-type="float">
            <text:p>-23.367363</text:p>
          </table:table-cell>
          <table:table-cell table:formula="of:=ABS(([.B48]-[.B47])/[.B48])" office:value-type="percentage" office:value="0.000223388492745107" calcext:value-type="percentage">
            <text:p>0.02%</text:p>
          </table:table-cell>
          <table:table-cell table:number-columns-repeated="2"/>
        </table:table-row>
        <table:table-row table:style-name="ro1">
          <table:table-cell table:formula="of:=[.A48]+1" office:value-type="float" office:value="9" calcext:value-type="float">
            <text:p>9</text:p>
          </table:table-cell>
          <table:table-cell office:value-type="float" office:value="-23.363694" calcext:value-type="float">
            <text:p>-23.363694</text:p>
          </table:table-cell>
          <table:table-cell table:formula="of:=ABS(([.B49]-[.B48])/[.B49])" office:value-type="percentage" office:value="0.000157038523103502" calcext:value-type="percentage">
            <text:p>0.02%</text:p>
          </table:table-cell>
          <table:table-cell table:number-columns-repeated="2"/>
        </table:table-row>
        <table:table-row table:style-name="ro1">
          <table:table-cell table:style-name="ce1" table:formula="of:=[.A49]+1" office:value-type="float" office:value="10" calcext:value-type="float">
            <text:p>10</text:p>
          </table:table-cell>
          <table:table-cell table:style-name="ce1" office:value-type="float" office:value="-23.361155" calcext:value-type="float">
            <text:p>-23.361155</text:p>
          </table:table-cell>
          <table:table-cell table:style-name="ce5" table:formula="of:=ABS(([.B50]-[.B49])/[.B50])" office:value-type="percentage" office:value="0.000108684694742137" calcext:value-type="percentage">
            <text:p>0.01%</text:p>
          </table:table-cell>
          <table:table-cell table:number-columns-repeated="2"/>
        </table:table-row>
        <table:table-row table:style-name="ro1">
          <table:table-cell table:formula="of:=[.A50]+1" office:value-type="float" office:value="11" calcext:value-type="float">
            <text:p>11</text:p>
          </table:table-cell>
          <table:table-cell office:value-type="float" office:value="-23.359213" calcext:value-type="float">
            <text:p>-23.359213</text:p>
          </table:table-cell>
          <table:table-cell table:formula="of:=ABS(([.B51]-[.B50])/[.B51])" office:value-type="percentage" office:value="0.0000831363625135687" calcext:value-type="percentage">
            <text:p>0.01%</text:p>
          </table:table-cell>
          <table:table-cell table:number-columns-repeated="2"/>
        </table:table-row>
        <table:table-row table:style-name="ro1">
          <table:table-cell table:formula="of:=[.A51]+1" office:value-type="float" office:value="12" calcext:value-type="float">
            <text:p>12</text:p>
          </table:table-cell>
          <table:table-cell office:value-type="float" office:value="-23.357636" calcext:value-type="float">
            <text:p>-23.357636</text:p>
          </table:table-cell>
          <table:table-cell table:formula="of:=ABS(([.B52]-[.B51])/[.B52])" office:value-type="percentage" office:value="0.0000675153941092776" calcext:value-type="percentage">
            <text:p>0.01%</text:p>
          </table:table-cell>
          <table:table-cell table:number-columns-repeated="2"/>
        </table:table-row>
        <table:table-row table:style-name="ro1">
          <table:table-cell table:formula="of:=[.A52]+1" office:value-type="float" office:value="13" calcext:value-type="float">
            <text:p>13</text:p>
          </table:table-cell>
          <table:table-cell office:value-type="float" office:value="-23.356333" calcext:value-type="float">
            <text:p>-23.356333</text:p>
          </table:table-cell>
          <table:table-cell table:formula="of:=ABS(([.B53]-[.B52])/[.B53])" office:value-type="percentage" office:value="0.0000557878670423159" calcext:value-type="percentage">
            <text:p>0.01%</text:p>
          </table:table-cell>
          <table:table-cell table:number-columns-repeated="2"/>
        </table:table-row>
        <table:table-row table:style-name="ro1">
          <table:table-cell table:formula="of:=[.A53]+1" office:value-type="float" office:value="14" calcext:value-type="float">
            <text:p>14</text:p>
          </table:table-cell>
          <table:table-cell office:value-type="float" office:value="-23.355353" calcext:value-type="float">
            <text:p>-23.355353</text:p>
          </table:table-cell>
          <table:table-cell table:formula="of:=ABS(([.B54]-[.B53])/[.B54])" office:value-type="percentage" office:value="0.0000419604019685948" calcext:value-type="percentage">
            <text:p>0.00%</text:p>
          </table:table-cell>
          <table:table-cell table:number-columns-repeated="2"/>
        </table:table-row>
        <table:table-row table:style-name="ro1">
          <table:table-cell table:formula="of:=[.A54]+1" office:value-type="float" office:value="15" calcext:value-type="float">
            <text:p>15</text:p>
          </table:table-cell>
          <table:table-cell office:value-type="float" office:value="-23.3545" calcext:value-type="float">
            <text:p>-23.3545</text:p>
          </table:table-cell>
          <table:table-cell table:formula="of:=ABS(([.B55]-[.B54])/[.B55])" office:value-type="percentage" office:value="0.0000365240103619999" calcext:value-type="percentage">
            <text:p>0.00%</text:p>
          </table:table-cell>
          <table:table-cell table:number-columns-repeated="2"/>
        </table:table-row>
        <table:table-row table:style-name="ro1" table:number-rows-repeated="5">
          <table:table-cell table:number-columns-repeated="5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top</text:p>
          </table:table-cell>
          <table:table-cell table:style-name="Default" office:value-type="string" calcext:value-type="string">
            <text:p>bridge</text:p>
          </table:table-cell>
          <table:table-cell office:value-type="string" calcext:value-type="string">
            <text:p>hcp</text:p>
          </table:table-cell>
          <table:table-cell office:value-type="string" calcext:value-type="string">
            <text:p>fcc</text:p>
          </table:table-cell>
        </table:table-row>
        <table:table-row table:style-name="ro1">
          <table:table-cell office:value-type="string" calcext:value-type="string">
            <text:p>awal al-al</text:p>
          </table:table-cell>
          <table:table-cell office:value-type="float" office:value="2.861" calcext:value-type="float">
            <text:p>2.861</text:p>
          </table:table-cell>
          <table:table-cell table:style-name="Default" office:value-type="float" office:value="2.861" calcext:value-type="float">
            <text:p>2.861</text:p>
          </table:table-cell>
          <table:table-cell table:number-columns-repeated="2" office:value-type="float" office:value="2.861" calcext:value-type="float">
            <text:p>2.861</text:p>
          </table:table-cell>
        </table:table-row>
        <table:table-row table:style-name="ro1">
          <table:table-cell office:value-type="string" calcext:value-type="string">
            <text:p>akhir al-al</text:p>
          </table:table-cell>
          <table:table-cell office:value-type="float" office:value="2.97" calcext:value-type="float">
            <text:p>2.97</text:p>
          </table:table-cell>
          <table:table-cell table:style-name="Default" office:value-type="float" office:value="2.971" calcext:value-type="float">
            <text:p>2.971</text:p>
          </table:table-cell>
          <table:table-cell office:value-type="float" office:value="2.95" calcext:value-type="float">
            <text:p>2.95</text:p>
          </table:table-cell>
          <table:table-cell office:value-type="float" office:value="2.768" calcext:value-type="float">
            <text:p>2.768</text:p>
          </table:table-cell>
        </table:table-row>
        <table:table-row table:style-name="ro1">
          <table:table-cell office:value-type="string" calcext:value-type="string">
            <text:p>akhir al-c</text:p>
          </table:table-cell>
          <table:table-cell office:value-type="float" office:value="2.009" calcext:value-type="float">
            <text:p>2.009</text:p>
          </table:table-cell>
          <table:table-cell table:style-name="Default" office:value-type="float" office:value="2.175" calcext:value-type="float">
            <text:p>2.175</text:p>
          </table:table-cell>
          <table:table-cell office:value-type="float" office:value="2.256" calcext:value-type="float">
            <text:p>2.256</text:p>
          </table:table-cell>
          <table:table-cell office:value-type="float" office:value="2.158" calcext:value-type="float">
            <text:p>2.158</text:p>
          </table:table-cell>
        </table:table-row>
        <table:table-row table:style-name="ro1">
          <table:table-cell office:value-type="string" calcext:value-type="string">
            <text:p>akhir co</text:p>
          </table:table-cell>
          <table:table-cell office:value-type="float" office:value="1.15" calcext:value-type="float">
            <text:p>1.15</text:p>
          </table:table-cell>
          <table:table-cell table:style-name="Default" office:value-type="float" office:value="1.17" calcext:value-type="float">
            <text:p>1.17</text:p>
          </table:table-cell>
          <table:table-cell office:value-type="float" office:value="1.17" calcext:value-type="float">
            <text:p>1.17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energi CO</text:p>
          </table:table-cell>
          <table:table-cell office:value-type="float" office:value="-15.109215" calcext:value-type="float">
            <text:p>-15.109215</text:p>
          </table:table-cell>
          <table:table-cell table:style-name="Default" office:value-type="float" office:value="-15.109215" calcext:value-type="float">
            <text:p>-15.109215</text:p>
          </table:table-cell>
          <table:table-cell table:number-columns-repeated="2" office:value-type="float" office:value="-15.109215" calcext:value-type="float">
            <text:p>-15.109215</text:p>
          </table:table-cell>
        </table:table-row>
        <table:table-row table:style-name="ro1">
          <table:table-cell office:value-type="string" calcext:value-type="string">
            <text:p>energi clean</text:p>
          </table:table-cell>
          <table:table-cell table:number-columns-repeated="4" table:style-name="ce3" office:value-type="float" office:value="-10.52922" calcext:value-type="float">
            <text:p>-10.52922</text:p>
          </table:table-cell>
        </table:table-row>
        <table:table-row table:style-name="ro1">
          <table:table-cell office:value-type="string" calcext:value-type="string">
            <text:p>energi ads</text:p>
          </table:table-cell>
          <table:table-cell office:value-type="float" office:value="-25.795982" calcext:value-type="float">
            <text:p>-25.795982</text:p>
          </table:table-cell>
          <table:table-cell table:style-name="Default" office:value-type="float" office:value="-25.661125" calcext:value-type="float">
            <text:p>-25.661125</text:p>
          </table:table-cell>
          <table:table-cell office:value-type="float" office:value="-25.645625" calcext:value-type="float">
            <text:p>-25.645625</text:p>
          </table:table-cell>
          <table:table-cell office:value-type="float" office:value="-25.686074" calcext:value-type="float">
            <text:p>-25.686074</text:p>
          </table:table-cell>
        </table:table-row>
        <table:table-row table:style-name="ro1">
          <table:table-cell office:value-type="string" calcext:value-type="string">
            <text:p>energi ikat</text:p>
          </table:table-cell>
          <table:table-cell table:style-name="ce3" table:formula="of:=[.B73]-[.B72]-[.B71]" office:value-type="float" office:value="-0.157546999999997" calcext:value-type="float">
            <text:p>-0.157546999999997</text:p>
          </table:table-cell>
          <table:table-cell table:style-name="ce3" table:formula="of:=[.C73]-[.C72]-[.C71]" office:value-type="float" office:value="-0.0226899999999972" calcext:value-type="float">
            <text:p>-0.022689999999997</text:p>
          </table:table-cell>
          <table:table-cell table:style-name="ce3" table:formula="of:=[.D73]-[.D72]-[.D71]" office:value-type="float" office:value="-0.00718999999999781" calcext:value-type="float">
            <text:p>-0.007189999999998</text:p>
          </table:table-cell>
          <table:table-cell table:style-name="ce3" table:formula="of:=[.E73]-[.E72]-[.E71]" office:value-type="float" office:value="-0.0476390000000002" calcext:value-type="float">
            <text:p>-0.047639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katan CO saja</text:p>
          </table:table-cell>
          <table:table-cell office:value-type="float" office:value="-15.109215" calcext:value-type="float">
            <text:p>-15.109215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8:31:54.357679400</meta:creation-date>
    <dc:date>2019-12-09T23:09:23.159328299</dc:date>
    <meta:editing-duration>PT9M43S</meta:editing-duration>
    <meta:editing-cycles>2</meta:editing-cycles>
    <meta:generator>LibreOffice/6.2.8.2$Linux_X86_64 LibreOffice_project/20$Build-2</meta:generator>
    <meta:document-statistic meta:table-count="1" meta:cell-count="15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2:Sheet1.B15" svg:x="0.32cm" svg:y="0.18cm" svg:width="12.508cm" svg:height="8.64cm">
          <chartooo:coordinate-region svg:x="1.047cm" svg:y="0.379cm" svg:width="11.501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5" chart:class="chart:scatter">
            <chart:domain table:cell-range-address="Sheet1.A2:Sheet1.A15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Sheet1.A2:Sheet1.A15</svg:desc>
                </draw:g>
              </table:table-cell>
              <table:table-cell office:value-type="float" office:value="1.654792">
                <text:p>1.654792</text:p>
                <draw:g>
                  <svg:desc>Sheet1.B2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-9.53946">
                <text:p>-9.539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-16.162027">
                <text:p>-16.1620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0">
                <text:p>350</text:p>
              </table:table-cell>
              <table:table-cell office:value-type="float" office:value="-19.675799">
                <text:p>-19.6757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-21.50577">
                <text:p>-21.505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0">
                <text:p>450</text:p>
              </table:table-cell>
              <table:table-cell office:value-type="float" office:value="-22.45973">
                <text:p>-22.459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-22.935786">
                <text:p>-22.9357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0">
                <text:p>550</text:p>
              </table:table-cell>
              <table:table-cell office:value-type="float" office:value="-23.168366">
                <text:p>-23.1683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-23.27563">
                <text:p>-23.275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0">
                <text:p>650</text:p>
              </table:table-cell>
              <table:table-cell office:value-type="float" office:value="-23.325601">
                <text:p>-23.325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0">
                <text:p>700</text:p>
              </table:table-cell>
              <table:table-cell office:value-type="float" office:value="-23.349545">
                <text:p>-23.3495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0">
                <text:p>750</text:p>
              </table:table-cell>
              <table:table-cell office:value-type="float" office:value="-23.361155">
                <text:p>-23.3611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0">
                <text:p>800</text:p>
              </table:table-cell>
              <table:table-cell office:value-type="float" office:value="-23.367248">
                <text:p>-23.3672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0">
                <text:p>850</text:p>
              </table:table-cell>
              <table:table-cell office:value-type="float" office:value="-23.371017">
                <text:p>-23.3710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23:Sheet1.B31" svg:x="0.32cm" svg:y="0.18cm" svg:width="12.508cm" svg:height="8.64cm">
          <chartooo:coordinate-region svg:x="1.338cm" svg:y="0.379cm" svg:width="11.303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3:Sheet1.B31" chart:class="chart:scatter">
            <chart:domain table:cell-range-address="Sheet1.A23:Sheet1.A31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3:Sheet1.A31</svg:desc>
                </draw:g>
              </table:table-cell>
              <table:table-cell office:value-type="float" office:value="-21.96714">
                <text:p>-21.96714</text:p>
                <draw:g>
                  <svg:desc>Sheet1.B23:Sheet1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3.029575">
                <text:p>-23.029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-23.427612">
                <text:p>-23.4276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-23.428497">
                <text:p>-23.4284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-23.361155">
                <text:p>-23.3611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-23.403787">
                <text:p>-23.4037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-23.383096">
                <text:p>-23.3830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-23.36048">
                <text:p>-23.360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-23.36424">
                <text:p>-23.364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45:Sheet1.B60" svg:x="0.32cm" svg:y="0.18cm" svg:width="12.508cm" svg:height="8.64cm">
          <chartooo:coordinate-region svg:x="1.524cm" svg:y="0.379cm" svg:width="11.117cm" svg:height="8.2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5:Sheet1.B60" chart:class="chart:scatter">
            <chart:domain table:cell-range-address="Sheet1.A45:Sheet1.A60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45:Sheet1.A60</svg:desc>
                </draw:g>
              </table:table-cell>
              <table:table-cell office:value-type="float" office:value="-23.398094">
                <text:p>-23.398094</text:p>
                <draw:g>
                  <svg:desc>Sheet1.B45:Sheet1.B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-23.38108">
                <text:p>-23.38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-23.372583">
                <text:p>-23.372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-23.367363">
                <text:p>-23.3673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-23.363694">
                <text:p>-23.3636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-23.361155">
                <text:p>-23.3611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-23.359213">
                <text:p>-23.3592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-23.357636">
                <text:p>-23.3576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-23.356333">
                <text:p>-23.356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-23.355353">
                <text:p>-23.3553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-23.3545">
                <text:p>-23.35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